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line-height="100%" fo:text-align="justify" style:justify-single-word="false"/>
      <style:text-properties fo:font-size="12pt" style:font-size-asian="12pt" style:font-size-complex="12pt"/>
    </style:style>
    <style:style style:name="P3" style:family="paragraph" style:parent-style-name="Title">
      <style:paragraph-properties fo:margin-top="0cm" fo:margin-bottom="0.215cm" loext:contextual-spacing="false" fo:text-align="center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Standard" style:list-style-name="WW8Num2">
      <style:paragraph-properties fo:line-height="100%"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6" style:family="paragraph" style:parent-style-name="Standard" style:list-style-name="L2">
      <style:paragraph-properties fo:text-align="justify" style:justify-single-word="false"/>
      <style:text-properties fo:font-size="13pt" style:font-size-asian="13pt" style:font-size-complex="13pt"/>
    </style:style>
    <style:style style:name="P7" style:family="paragraph" style:parent-style-name="Standard" style:list-style-name="WW8Num2">
      <style:paragraph-properties fo:text-align="justify" style:justify-single-word="false"/>
      <style:text-properties fo:font-size="13pt" fo:language="ru" fo:country="RU" style:font-size-asian="13pt" style:font-size-complex="13pt"/>
    </style:style>
    <style:style style:name="P8" style:family="paragraph" style:parent-style-name="Standard" style:list-style-name="WW8Num2">
      <style:paragraph-properties fo:text-align="justify" style:justify-single-word="false"/>
      <style:text-properties fo:font-size="13pt" fo:language="ru" fo:country="RU" officeooo:paragraph-rsid="001b1309" style:font-size-asian="13pt" style:font-size-complex="13pt"/>
    </style:style>
    <style:style style:name="P9" style:family="paragraph" style:parent-style-name="Standard" style:list-style-name="WW8Num2">
      <style:paragraph-properties fo:text-align="justify" style:justify-single-word="false"/>
      <style:text-properties fo:font-size="13pt" fo:language="ru" fo:country="RU" officeooo:paragraph-rsid="001a9fce" style:font-size-asian="13pt" style:font-size-complex="13pt"/>
    </style:style>
    <style:style style:name="P10" style:family="paragraph" style:parent-style-name="Standard">
      <style:paragraph-properties fo:line-height="100%" fo:text-align="justify" style:justify-single-word="false"/>
    </style:style>
    <style:style style:name="P11" style:family="paragraph" style:parent-style-name="Standard">
      <style:paragraph-properties fo:margin-top="0cm" fo:margin-bottom="0.275cm" loext:contextual-spacing="false" fo:line-height="100%" fo:text-align="center" style:justify-single-word="false"/>
      <style:text-properties style:font-name="Times New Roman" fo:font-size="13pt" officeooo:paragraph-rsid="0024a56c" style:font-name-asian="Times New Roman" style:font-size-asian="13pt" style:font-name-complex="Times New Roman" style:font-size-complex="13pt"/>
    </style:style>
    <style:style style:name="P12" style:family="paragraph" style:parent-style-name="Standard">
      <style:paragraph-properties fo:margin-top="0cm" fo:margin-bottom="0.275cm" loext:contextual-spacing="false" fo:line-height="100%" fo:text-align="center" style:justify-single-word="false"/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margin-top="0cm" fo:margin-bottom="0.275cm" loext:contextual-spacing="false" fo:line-height="100%" fo:text-align="center" style:justify-single-word="false"/>
      <style:text-properties style:font-name="Times New Roman" officeooo:rsid="0024a56c" officeooo:paragraph-rsid="0024a56c" style:font-name-asian="Times New Roman" style:font-name-complex="Times New Roman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3pt" fo:font-weight="normal" officeooo:rsid="001c4410" officeooo:paragraph-rsid="0024a56c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fo:font-size="13pt" officeooo:rsid="001b7844" officeooo:paragraph-rsid="0024a56c" style:font-size-asian="13pt" style:font-size-complex="13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fo:font-size="13pt" officeooo:paragraph-rsid="0024a56c" style:font-size-asian="13pt" style:font-size-complex="13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3pt" officeooo:rsid="00281567" officeooo:paragraph-rsid="0024a56c" style:font-size-asian="13pt" style:font-size-complex="13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3pt" style:font-size-asian="13pt" style:font-size-complex="13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3pt" style:font-size-asian="13pt" style:font-size-complex="13pt"/>
    </style:style>
    <style:style style:name="P20" style:family="paragraph" style:parent-style-name="Standard" style:master-page-name="">
      <style:paragraph-properties fo:margin-top="0cm" fo:margin-bottom="0cm" loext:contextual-spacing="false" fo:text-align="center" style:justify-single-word="false" style:page-number="auto"/>
      <style:text-properties fo:font-size="13pt" officeooo:rsid="001b7844" officeooo:paragraph-rsid="0024a56c" style:font-size-asian="13pt" style:font-size-complex="13pt"/>
    </style:style>
    <style:style style:name="T1" style:family="text">
      <style:text-properties officeooo:rsid="00195bcd"/>
    </style:style>
    <style:style style:name="T2" style:family="text">
      <style:text-properties officeooo:rsid="001a2739"/>
    </style:style>
    <style:style style:name="T3" style:family="text">
      <style:text-properties officeooo:rsid="001a9fce"/>
    </style:style>
    <style:style style:name="T4" style:family="text">
      <style:text-properties officeooo:rsid="001f367d"/>
    </style:style>
    <style:style style:name="T5" style:family="text">
      <style:text-properties officeooo:rsid="0020b6c3"/>
    </style:style>
    <style:style style:name="T6" style:family="text">
      <style:text-properties officeooo:rsid="00230ea9"/>
    </style:style>
    <style:style style:name="T7" style:family="text">
      <style:text-properties officeooo:rsid="00205cd9"/>
    </style:style>
    <style:style style:name="T8" style:family="text">
      <style:text-properties officeooo:rsid="0024a56c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officeooo:rsid="0020b6c3" style:font-size-asian="13pt" style:font-size-complex="13pt"/>
    </style:style>
    <style:style style:name="T11" style:family="text">
      <style:text-properties fo:font-size="13pt" officeooo:rsid="001f367d" style:font-size-asian="13pt" style:font-size-complex="13pt"/>
    </style:style>
    <style:style style:name="T12" style:family="text">
      <style:text-properties officeooo:rsid="0027854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7cm" text:min-label-distance="0.3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ПО Бакалавры</text:p>
      <text:p text:style-name="P15"/>
      <text:p text:style-name="P16">Лабораторная работа № <text:span text:style-name="T8">7</text:span></text:p>
      <text:p text:style-name="P11">“Формирование выходного документа”</text:p>
      <text:p text:style-name="P16"/>
      <text:p text:style-name="P17">по дисциплине</text:p>
      <text:p text:style-name="P14">“Проектирование приложений баз данных”</text:p>
      <text:p text:style-name="P12"/>
      <text:p text:style-name="P12"/>
      <text:p text:style-name="P13">Задание</text:p>
      <text:p text:style-name="P13"/>
      <text:p text:style-name="P1"><text:tab/><text:span text:style-name="T9">Используя </text:span><text:span text:style-name="T10">базу данных, разработанную в предыдущих</text:span><text:span text:style-name="T9"> лабораторн</text:span><text:span text:style-name="T10">ых</text:span><text:span text:style-name="T9"> работ</text:span><text:span text:style-name="T10">ах</text:span><text:span text:style-name="T9"> и библиотеку JasperReports, сформировать выходной документ. Данный документ должен быть максимально близок к документу, <text:s/>выданному в качестве исходного в </text:span><text:span text:style-name="T11">практической</text:span><text:span text:style-name="T9"> работе № 1. В ряде заданий после консультации с преподавателем допускается отклонение документа от исходного в виду его сложности. Предусмотреть возможность экспорта документа в формат PDF. </text:span><text:span text:style-name="T10">Для формирования отчёта разработать простейшее Java‑приложение для задания параметров отчёта, предосмотра отчёта и его экспорта в формат PDF.</text:span></text:p>
      <text:p text:style-name="P1"><text:span text:style-name="T10"/></text:p>
      <text:p text:style-name="P1"><text:span text:style-name="T10"/></text:p>
      <text:p text:style-name="P19"><text:span text:style-name="T12">Содержание о</text:span>тчёт<text:span text:style-name="T12">а</text:span></text:p>
      <text:p text:style-name="P18"/>
      <text:list xml:id="list3705138038" text:style-name="L2">
        <text:list-item>
          <text:p text:style-name="P6">Постановку задачу.</text:p>
        </text:list-item>
        <text:list-item>
          <text:p text:style-name="P6">Копию документа, выданного в качестве задания в лабораторной работе № 1.</text:p>
        </text:list-item>
        <text:list-item>
          <text:p text:style-name="P6">Распечатку файла jrxml, содержащего описание отчёта.</text:p>
        </text:list-item>
        <text:list-item>
          <text:p text:style-name="P6">Фрагменты программы по формированию выходного документа.</text:p>
        </text:list-item>
        <text:list-item>
          <text:p text:style-name="P6">Распечатку выходного документа, сформированного программой.</text:p>
        </text:list-item>
      </text:list>
      <text:p text:style-name="P5"/>
      <text:p text:style-name="P5"/>
      <text:p text:style-name="P19"><text:tab/>Вопросы на защиту</text:p>
      <text:p text:style-name="P18"/>
      <text:list xml:id="list1531027327" text:style-name="WW8Num2">
        <text:list-item>
          <text:p text:style-name="P7">Назначение и структура файла jrxml.</text:p>
        </text:list-item>
        <text:list-item>
          <text:p text:style-name="P7">Как реализовать предварительный просмотр отчёта?</text:p>
        </text:list-item>
        <text:list-item>
          <text:p text:style-name="P7">Как <text:span text:style-name="T1">в JasperReport использовать параметры</text:span>?</text:p>
        </text:list-item>
        <text:list-item>
          <text:p text:style-name="P8">Как <text:span text:style-name="T1">в JasperReport реализовать агрегатные функции?</text:span></text:p>
        </text:list-item>
        <text:list-item>
          <text:p text:style-name="P7">Как включить в отчёт результаты выполнения запроса?</text:p>
        </text:list-item>
        <text:list-item>
          <text:p text:style-name="P7">Как сделать <text:span text:style-name="T3">сгруппированный</text:span> отчёт?</text:p>
        </text:list-item>
        <text:list-item>
          <text:p text:style-name="P9">Как <text:s/>добавить в отчёт изображение из <text:span text:style-name="T3">базы данных</text:span>?</text:p>
        </text:list-item>
        <text:list-item>
          <text:p text:style-name="P7">Как реали<text:span text:style-name="T2">з</text:span>овать подписи в начале (конце) документа (страницы)?</text:p>
        </text:list-item>
        <text:list-item>
          <text:p text:style-name="P7">Как <text:s/>реали<text:span text:style-name="T2">з</text:span>овать вывод в отчёт простейших геометрических фигур?</text:p>
        </text:list-item>
        <text:list-item>
          <text:p text:style-name="P7">Как реализ<text:span text:style-name="T2">о</text:span>вать экспорт отчёта в файл формата PDF (HTML)?</text:p>
          <text:p text:style-name="P4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." style:num-format="1">
        <style:list-level-properties text:space-before="1.27cm" text:min-label-distance="0.34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8-11-13T22:16:58</meta:creation-date>
    <dc:date>2020-02-08T00:52:17.620316601</dc:date>
    <meta:editing-cycles>77</meta:editing-cycles>
    <meta:editing-duration>PT1H29M53S</meta:editing-duration>
    <meta:document-statistic meta:table-count="0" meta:image-count="0" meta:object-count="0" meta:page-count="1" meta:paragraph-count="24" meta:word-count="203" meta:character-count="1511" meta:non-whitespace-character-count="1342"/>
    <meta:user-defined meta:name="Поле 1"/>
    <meta:user-defined meta:name="Поле 2"/>
    <meta:user-defined meta:name="Поле 3"/>
    <meta:user-defined meta:name="Поле 4"/>
  </office:meta>
</office:document-meta>
</file>